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8cm" fo:min-width="6.53cm"/>
      <style:paragraph-properties style:writing-mode="lr-tb"/>
    </style:style>
    <style:style style:name="gr2" style:family="graphic" style:parent-style-name="objectwithoutfill">
      <style:graphic-properties svg:stroke-width="0.212cm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textarea-horizontal-align="justify" draw:textarea-vertical-align="middle" draw:auto-grow-height="false" fo:min-height="4.1cm" fo:min-width="3.9cm"/>
      <style:paragraph-properties style:writing-mode="lr-tb"/>
    </style:style>
    <style:style style:name="gr4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922cm" fo:min-width="5.9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398cm" fo:min-width="6.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9cm" fo:min-width="5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2cm" fo:min-width="0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3.922cm" fo:min-width="5.936cm"/>
      <style:paragraph-properties style:writing-mode="lr-tb"/>
    </style:style>
    <style:style style:name="gr13" style:family="graphic" style:parent-style-name="objectwithoutfill">
      <style:graphic-properties svg:stroke-width="0.212cm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cm" svg:height="3.8cm" svg:x="16.4cm" svg:y="2.8cm">
          <text:p text:style-name="P1">Init.</text:p>
          <text:p text:style-name="P1">- Turn on GPS module.</text:p>
          <text:p text:style-name="P1">- DeepSleep 3 minute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0.2cm" svg:y1="6.8cm" svg:x2="20.2cm" svg:y2="10cm">
          <text:p/>
        </draw:line>
        <draw:custom-shape draw:style-name="gr3" draw:text-style-name="P1" draw:layer="layout" svg:width="8.8cm" svg:height="8.7cm" svg:x="15.7cm" svg:y="10.1cm">
          <text:p text:style-name="P1">Have we got GPS lo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24.7cm" svg:y1="14.6cm" svg:x2="32.7cm" svg:y2="14.6cm">
          <text:p/>
        </draw:line>
        <draw:line draw:style-name="gr4" draw:text-style-name="P2" draw:layer="layout" svg:x1="15.5cm" svg:y1="14.5cm" svg:x2="7.5cm" svg:y2="14.5cm">
          <text:p/>
        </draw:line>
        <draw:frame draw:style-name="gr5" draw:text-style-name="P3" draw:layer="layout" svg:width="1.772cm" svg:height="0.962cm" svg:x="27.628cm" svg:y="13.438cm">
          <draw:text-box>
            <text:p><text:span text:style-name="T1">YES</text:span></text:p>
          </draw:text-box>
        </draw:frame>
        <draw:frame draw:style-name="gr5" draw:text-style-name="P3" draw:layer="layout" svg:width="1.455cm" svg:height="0.962cm" svg:x="10.928cm" svg:y="13.438cm">
          <draw:text-box>
            <text:p><text:span text:style-name="T1">NO</text:span></text:p>
          </draw:text-box>
        </draw:frame>
        <draw:custom-shape draw:style-name="gr1" draw:text-style-name="P1" draw:layer="layout" svg:width="7.4cm" svg:height="3.8cm" svg:x="5.4cm" svg:y="7.1cm">
          <text:p text:style-name="P1">DeepSleep 1 minut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7.65cm" svg:y1="13.801cm" svg:x2="7.65cm" svg:y2="11.299cm">
          <text:p/>
        </draw:line>
        <draw:line draw:style-name="gr4" draw:text-style-name="P2" draw:layer="layout" svg:x1="13.3cm" svg:y1="8.1cm" svg:x2="19.7cm" svg:y2="8.1cm">
          <text:p/>
        </draw:line>
        <draw:custom-shape draw:style-name="gr1" draw:text-style-name="P1" draw:layer="layout" svg:width="7.4cm" svg:height="3.8cm" svg:x="32.6cm" svg:y="12.6cm">
          <text:p text:style-name="P1">Send 1<text:span text:style-name="T2">st</text:span> LoRa Packet</text:p>
          <text:p text:style-name="P1">with Location, Battery,</text:p>
          <text:p text:style-name="P1">and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6.3cm" svg:y1="17.1cm" svg:x2="36.3cm" svg:y2="20.3cm">
          <text:p/>
        </draw:line>
        <draw:custom-shape draw:style-name="gr6" draw:text-style-name="P1" draw:layer="layout" svg:width="9.1cm" svg:height="5.9cm" svg:x="31.5cm" svg:y="20.6cm">
          <text:p text:style-name="P4"><text:span text:style-name="T3">Turn off GPS.</text:span></text:p>
          <text:p text:style-name="P4">DeepSleep with </text:p>
          <text:p text:style-name="P1">Wake on Vibration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0.7cm" svg:height="5.8cm" svg:x="31.6cm" svg:y="30cm">
          <text:p text:style-name="P1">WAKE ON VIBRATION</text:p>
          <text:p text:style-name="P1">Turn on GPS module.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3" draw:layer="layout" svg:width="1.455cm" svg:height="0.962cm" svg:x="27.4cm" svg:y="31.6cm">
          <draw:text-box>
            <text:p><text:span text:style-name="T1">NO</text:span></text:p>
          </draw:text-box>
        </draw:frame>
        <draw:frame draw:style-name="gr9" draw:text-style-name="P3" draw:layer="layout" svg:width="1.772cm" svg:height="1.7cm" svg:x="44cm" svg:y="40.1cm">
          <draw:text-box>
            <text:p><text:span text:style-name="T1">YE</text:span><text:span text:style-name="T1">S</text:span></text:p>
          </draw:text-box>
        </draw:frame>
        <draw:line draw:style-name="gr4" draw:text-style-name="P2" draw:layer="layout" svg:x1="31.3cm" svg:y1="33cm" svg:x2="23.3cm" svg:y2="33cm">
          <text:p/>
        </draw:line>
        <draw:custom-shape draw:style-name="gr1" draw:text-style-name="P1" draw:layer="layout" svg:width="7.4cm" svg:height="3.8cm" svg:x="15.6cm" svg:y="31.1cm">
          <text:p text:style-name="P1">DeepSleep1Minu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8cm" svg:height="8.7cm" svg:x="15cm" svg:y="42.6cm">
          <text:p text:style-name="P1">Have we got GPS lo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9.5cm" svg:y1="35.5cm" svg:x2="19.5cm" svg:y2="42.2cm">
          <text:p/>
        </draw:line>
        <draw:custom-shape draw:style-name="gr10" draw:text-style-name="P1" draw:layer="layout" svg:width="12cm" svg:height="12.3cm" svg:x="30.7cm" svg:y="43.5cm">
          <text:p text:style-name="P1">Is GPS data, worth sending?</text:p>
          <text:p text:style-name="P1">(DISTANCE FROM PREVIOUS)</text:p>
          <text:p text:style-name="P1">(TIME SINCE PREVIOUS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24.3cm" svg:y1="47.1cm" svg:x2="32.3cm" svg:y2="47.1cm">
          <text:p/>
        </draw:line>
        <draw:frame draw:style-name="gr8" draw:text-style-name="P3" draw:layer="layout" svg:width="1.772cm" svg:height="0.962cm" svg:x="27.828cm" svg:y="45.9cm">
          <draw:text-box>
            <text:p><text:span text:style-name="T1">YES</text:span></text:p>
          </draw:text-box>
        </draw:frame>
        <draw:line draw:style-name="gr4" draw:text-style-name="P2" draw:layer="layout" svg:x1="13.9cm" svg:y1="46.9cm" svg:x2="5.9cm" svg:y2="46.9cm">
          <text:p/>
        </draw:line>
        <draw:frame draw:style-name="gr5" draw:text-style-name="P3" draw:layer="layout" svg:width="1.455cm" svg:height="0.962cm" svg:x="9.328cm" svg:y="45.838cm">
          <draw:text-box>
            <text:p><text:span text:style-name="T1">NO</text:span></text:p>
          </draw:text-box>
        </draw:frame>
        <draw:custom-shape draw:style-name="gr1" draw:text-style-name="P1" draw:layer="layout" svg:width="7.4cm" svg:height="3.8cm" svg:x="3.8cm" svg:y="39.5cm">
          <text:p text:style-name="P1">DeepSleep 1 minut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6.05cm" svg:y1="46.201cm" svg:x2="6.05cm" svg:y2="43.699cm">
          <text:p/>
        </draw:line>
        <draw:line draw:style-name="gr4" draw:text-style-name="P2" draw:layer="layout" svg:x1="11.7cm" svg:y1="40.5cm" svg:x2="18.1cm" svg:y2="40.5cm">
          <text:p/>
        </draw:line>
        <draw:line draw:style-name="gr2" draw:text-style-name="P2" draw:layer="layout" svg:x1="36.6cm" svg:y1="26.8cm" svg:x2="36.6cm" svg:y2="30cm">
          <text:p/>
        </draw:line>
        <draw:line draw:style-name="gr4" draw:text-style-name="P2" draw:layer="layout" svg:x1="43.2cm" svg:y1="49.6cm" svg:x2="60.9cm" svg:y2="38.8cm">
          <text:p/>
        </draw:line>
        <draw:frame draw:style-name="gr11" draw:text-style-name="P3" draw:layer="layout" svg:width="2cm" svg:height="1.862cm" svg:x="49.5cm" svg:y="46cm">
          <draw:text-box>
            <text:p><text:span text:style-name="T1">NO</text:span></text:p>
          </draw:text-box>
        </draw:frame>
        <draw:custom-shape draw:style-name="gr12" draw:text-style-name="P4" draw:layer="layout" svg:width="9.1cm" svg:height="5.9cm" svg:x="59.6cm" svg:y="33cm">
          <text:p text:style-name="P4"><text:span text:style-name="T3">Turn off GPS.</text:span></text:p>
          <text:p text:style-name="P4">DeepSleep15Minu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9.8cm" svg:y1="44.8cm" svg:x2="50.9cm" svg:y2="38cm">
          <text:p/>
        </draw:line>
        <draw:custom-shape draw:style-name="gr1" draw:text-style-name="P1" draw:layer="layout" svg:width="7.4cm" svg:height="3.8cm" svg:x="47.8cm" svg:y="33.8cm">
          <text:p text:style-name="P1">Send LoRa Packet</text:p>
          <text:p text:style-name="P1">with Location, Battery,</text:p>
          <text:p text:style-name="P1">and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5.7cm" svg:y1="35.9cm" svg:x2="59.1cm" svg:y2="35.9cm">
          <text:p/>
        </draw:line>
        <draw:custom-shape draw:style-name="gr1" draw:text-style-name="P1" draw:layer="layout" svg:width="7.4cm" svg:height="3.8cm" svg:x="72.7cm" svg:y="34cm">
          <text:p text:style-name="P1">Wake, only to enable </text:p>
          <text:p text:style-name="P1">Wake on Vibration.</text:p>
          <text:p text:style-name="P1">Go to Sleep.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68.9cm" svg:y1="36.1cm" svg:x2="72.3cm" svg:y2="36.1cm">
          <text:p/>
        </draw:line>
        <draw:g>
          <draw:path draw:style-name="gr13" draw:text-style-name="P2" draw:layer="layout" svg:width="13.249cm" svg:height="32.509cm" draw:transform="skewX (0.000698131700797766) rotate (1.25052840905394) translate (43.182cm 31.0594464612354cm)" svg:viewBox="0 0 13250 32510" svg:d="M8606 32510c1734-509 2128-449 3576-1848 1111-1074 1147-2452 1015-3659-182-1653-1268-2991-1495-4639-183-1338-356-2943-868-4165-580-1385-1416-2637-2092-3990-696-1393-1435-2740-2522-3846-764-778-1407-1710-1778-2757-375-1059-656-2135-1317-3099-850-1237-1104-2924-2350-3904l-775-603">
            <text:p/>
          </draw:path>
        </draw:g>
        <draw:frame draw:style-name="gr5" draw:text-style-name="P5" draw:layer="layout" svg:width="5.074cm" svg:height="0.962cm" svg:x="36.7cm" svg:y="18.2cm">
          <draw:text-box>
            <text:p>firstBoot = false;</text:p>
          </draw:text-box>
        </draw:frame>
        <draw:frame draw:style-name="gr5" draw:text-style-name="P5" draw:layer="layout" svg:width="9.138cm" svg:height="0.962cm" svg:x="23.3cm" svg:y="33.738cm">
          <draw:text-box>
            <text:p>awokenByVibrationFlag = true;</text:p>
          </draw:text-box>
        </draw:frame>
        <draw:frame draw:style-name="gr5" draw:text-style-name="P5" draw:layer="layout" svg:width="9.384cm" svg:height="0.962cm" svg:x="62.516cm" svg:y="39.038cm">
          <draw:text-box>
            <text:p>awokenByVibrationFlag = false;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1-26T21:06:37.080591224</meta:creation-date>
    <dc:date>2021-01-28T13:17:27.459744944</dc:date>
    <meta:editing-duration>P1DT1H26M14S</meta:editing-duration>
    <meta:editing-cycles>7</meta:editing-cycles>
    <meta:generator>LibreOffice/6.3.5.2$Linux_X86_64 LibreOffice_project/30$Build-2</meta:generator>
    <meta:document-statistic meta:object-count="42"/>
  </office:meta>
</office:document-meta>
</file>